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s for chapter 7 and 8</text:p>
      <text:p text:style-name="Standard">Review: in one sentence per chapter, sum up the chapters thus far:</text:p>
      <text:p text:style-name="Standard"/>
      <text:p text:style-name="Standard">1<text:tab/><text:tab/><text:tab/><text:tab/><text:tab/><text:tab/><text:tab/><text:tab/>4</text:p>
      <text:p text:style-name="Standard"/>
      <text:p text:style-name="Standard">2<text:tab/><text:tab/><text:tab/><text:tab/><text:tab/><text:tab/><text:tab/><text:tab/>5</text:p>
      <text:p text:style-name="Standard"/>
      <text:p text:style-name="Standard">3<text:tab/><text:tab/><text:tab/><text:tab/><text:tab/><text:tab/><text:tab/><text:tab/>6</text:p>
      <text:p text:style-name="Standard"/>
      <text:p text:style-name="Standard"/>
      <text:p text:style-name="Standard">What hope do Hindus and Buddhists have for the afterlife?</text:p>
      <text:p text:style-name="Standard"/>
      <text:p text:style-name="Standard"/>
      <text:p text:style-name="Standard"/>
      <text:p text:style-name="Standard">Contrast the views of Christian afterlife with Islam:</text:p>
      <text:p text:style-name="Standard"/>
      <text:p text:style-name="Standard"/>
      <text:p text:style-name="Standard"/>
      <text:p text:style-name="Standard"/>
      <text:p text:style-name="Standard">What are some things that Jesus and Socrates had in common?</text:p>
      <text:p text:style-name="Standard"/>
      <text:p text:style-name="Standard"/>
      <text:p text:style-name="Standard">What did Jesus promise to prepare for us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s for chapter 7 and 8</text:p>
      <text:p text:style-name="Standard">Review: in one sentence per chapter, sum up the chapters thus far:</text:p>
      <text:p text:style-name="Standard"/>
      <text:p text:style-name="Standard">1<text:tab/><text:tab/><text:tab/><text:tab/><text:tab/><text:tab/><text:tab/><text:tab/>4</text:p>
      <text:p text:style-name="Standard"/>
      <text:p text:style-name="Standard">2<text:tab/><text:tab/><text:tab/><text:tab/><text:tab/><text:tab/><text:tab/><text:tab/>5</text:p>
      <text:p text:style-name="Standard"/>
      <text:p text:style-name="Standard">3<text:tab/><text:tab/><text:tab/><text:tab/><text:tab/><text:tab/><text:tab/><text:tab/>6</text:p>
      <text:p text:style-name="Standard"/>
      <text:p text:style-name="Standard"/>
      <text:p text:style-name="Standard">What hope do Hindus and Buddhists have for the afterlife?</text:p>
      <text:p text:style-name="Standard"/>
      <text:p text:style-name="Standard"/>
      <text:p text:style-name="Standard"/>
      <text:p text:style-name="Standard">Contrast the views of Christian afterlife with Islam:</text:p>
      <text:p text:style-name="Standard"/>
      <text:p text:style-name="Standard"/>
      <text:p text:style-name="Standard"/>
      <text:p text:style-name="Standard"/>
      <text:p text:style-name="Standard">What are some things that Jesus and Socrates had in common?</text:p>
      <text:p text:style-name="Standard"/>
      <text:p text:style-name="Standard"/>
      <text:p text:style-name="Standard">What did Jesus promise to prepare for us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063in" fo:margin-bottom="0.4165in" fo:margin-left="0.4689in" fo:margin-right="0.3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2T16:44:51</meta:creation-date>
    <meta:document-statistic meta:table-count="0" meta:image-count="0" meta:object-count="0" meta:page-count="1" meta:paragraph-count="18" meta:word-count="122" meta:character-count="670"/>
    <dc:date>2009-08-02T16:50:53</dc:date>
    <meta:editing-duration>PT00H06M03S</meta:editing-duration>
    <meta:editing-cycles>1</meta:editing-cycles>
    <meta:generator>OpenOffice.org/3.0$Unix OpenOffice.org_project/300m15$Build-9379</meta:generator>
  </office:meta>
</office:document-meta>
</file>